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3c21d" officeooo:paragraph-rsid="0003c21d"/>
    </style:style>
    <style:style style:name="P2" style:family="paragraph" style:parent-style-name="Standard">
      <style:paragraph-properties fo:text-align="start" style:justify-single-word="false"/>
      <style:text-properties officeooo:rsid="0003c21d" officeooo:paragraph-rsid="0003c21d"/>
    </style:style>
    <style:style style:name="P3" style:family="paragraph" style:parent-style-name="Standard">
      <style:paragraph-properties fo:text-align="start" style:justify-single-word="false"/>
      <style:text-properties officeooo:rsid="0003c21d" officeooo:paragraph-rsid="00058497"/>
    </style:style>
    <style:style style:name="P4" style:family="paragraph" style:parent-style-name="Standard">
      <style:paragraph-properties fo:text-align="start" style:justify-single-word="false"/>
      <style:text-properties officeooo:paragraph-rsid="0003c21d"/>
    </style:style>
    <style:style style:name="P5" style:family="paragraph" style:parent-style-name="Standard">
      <style:paragraph-properties fo:text-align="start" style:justify-single-word="false"/>
      <style:text-properties officeooo:rsid="0004e6cc" officeooo:paragraph-rsid="0004e6cc"/>
    </style:style>
    <style:style style:name="P6" style:family="paragraph" style:parent-style-name="Standard">
      <style:paragraph-properties fo:text-align="start" style:justify-single-word="false"/>
      <style:text-properties officeooo:rsid="00058497" officeooo:paragraph-rsid="00058497"/>
    </style:style>
    <style:style style:name="P7" style:family="paragraph" style:parent-style-name="Standard">
      <style:paragraph-properties fo:text-align="start" style:justify-single-word="false"/>
      <style:text-properties officeooo:rsid="00058497" officeooo:paragraph-rsid="00071776"/>
    </style:style>
    <style:style style:name="P8" style:family="paragraph" style:parent-style-name="Standard">
      <style:paragraph-properties fo:text-align="center" style:justify-single-word="false"/>
      <style:text-properties officeooo:rsid="00058497" officeooo:paragraph-rsid="00058497"/>
    </style:style>
    <style:style style:name="P9" style:family="paragraph" style:parent-style-name="Standard">
      <style:paragraph-properties fo:text-align="center" style:justify-single-word="false"/>
      <style:text-properties officeooo:rsid="00071776" officeooo:paragraph-rsid="00071776"/>
    </style:style>
    <style:style style:name="P10" style:family="paragraph" style:parent-style-name="Standard">
      <style:paragraph-properties fo:text-align="start" style:justify-single-word="false"/>
      <style:text-properties officeooo:rsid="00071776" officeooo:paragraph-rsid="00071776"/>
    </style:style>
    <style:style style:name="P11" style:family="paragraph" style:parent-style-name="Standard">
      <style:text-properties fo:color="#000000" style:font-name="Consolas" fo:font-size="9.5pt" fo:background-color="#ffffff" style:font-size-asian="9.5pt"/>
    </style:style>
    <style:style style:name="P12" style:family="paragraph" style:parent-style-name="Standard">
      <style:paragraph-properties fo:text-align="center" style:justify-single-word="false"/>
      <style:text-properties officeooo:rsid="0007639d" officeooo:paragraph-rsid="0007639d"/>
    </style:style>
    <style:style style:name="P13" style:family="paragraph" style:parent-style-name="Standard">
      <style:paragraph-properties fo:text-align="start" style:justify-single-word="false"/>
      <style:text-properties officeooo:rsid="0007639d" officeooo:paragraph-rsid="0007639d"/>
    </style:style>
    <style:style style:name="P14" style:family="paragraph" style:parent-style-name="Standard">
      <style:paragraph-properties fo:text-align="center" style:justify-single-word="false"/>
      <style:text-properties officeooo:rsid="0008dd2d" officeooo:paragraph-rsid="0008dd2d"/>
    </style:style>
    <style:style style:name="P15" style:family="paragraph" style:parent-style-name="Standard">
      <style:paragraph-properties fo:text-align="start" style:justify-single-word="false"/>
      <style:text-properties officeooo:rsid="0008dd2d" officeooo:paragraph-rsid="0008dd2d"/>
    </style:style>
    <style:style style:name="T1" style:family="text">
      <style:text-properties fo:color="#0000ff" style:font-name="Consolas" fo:font-size="9.5pt" fo:background-color="#ffffff" loext:char-shading-value="0" style:font-size-asian="9.5pt"/>
    </style:style>
    <style:style style:name="T2" style:family="text">
      <style:text-properties fo:color="#000000" style:font-name="Consolas" fo:font-size="9.5pt" fo:background-color="#ffffff" loext:char-shading-value="0" style:font-size-asian="9.5pt"/>
    </style:style>
    <style:style style:name="T3" style:family="text">
      <style:text-properties officeooo:rsid="0004e6cc"/>
    </style:style>
    <style:style style:name="T4" style:family="text">
      <style:text-properties officeooo:rsid="00058497"/>
    </style:style>
    <style:style style:name="T5" style:family="text">
      <style:text-properties officeooo:rsid="00071776"/>
    </style:style>
    <style:style style:name="T6" style:family="text">
      <style:text-properties officeooo:rsid="0007639d"/>
    </style:style>
    <style:style style:name="T7" style:family="text">
      <style:text-properties fo:color="#a31515" style:font-name="Consolas" fo:font-size="9.5pt" fo:background-color="#ffffff" loext:char-shading-value="0" style:font-size-asian="9.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ie Programming Language Specification</text:p>
      <text:p text:style-name="P1">Very <text:span text:style-name="T6">Rough</text:span> Draft!</text:p>
      <text:p text:style-name="P1"/>
      <text:p text:style-name="P2">In writing this first draft, I'm assuming that the reader is familiar with basic .NET terminology.</text:p>
      <text:p text:style-name="P2"/>
      <text:p text:style-name="P2"/>
      <text:p text:style-name="P1">Comments</text:p>
      <text:p text:style-name="P1"/>
      <text:p text:style-name="P2">As per <text:span text:style-name="T3">C</text:span> languages: // for single line comments, and /**/ for multiple line comments.</text:p>
      <text:p text:style-name="P2"/>
      <text:p text:style-name="P2"/>
      <text:p text:style-name="P12">Namespaces</text:p>
      <text:p text:style-name="P12"/>
      <text:p text:style-name="P13">Behave exactly as they do in other .NET languages. Declared as:</text:p>
      <text:p text:style-name="P13"/>
      <text:p text:style-name="P13">namespace&lt;namespace name&gt;:</text:p>
      <text:p text:style-name="P13"/>
      <text:p text:style-name="P13">For example:</text:p>
      <text:p text:style-name="P13"/>
      <text:p text:style-name="P13"><text:span text:style-name="T1">namespace</text:span><text:span text:style-name="T2"> foo:</text:span></text:p>
      <text:p text:style-name="Standard"><text:span text:style-name="T2"><text:tab/></text:span><text:span text:style-name="T1">namespace</text:span><text:span text:style-name="T2"> bar:</text:span></text:p>
      <text:p text:style-name="P11"/>
      <text:p text:style-name="Standard"><text:span text:style-name="T1">namespace</text:span><text:span text:style-name="T2"> foo.bar:</text:span></text:p>
      <text:p text:style-name="P13"/>
      <text:p text:style-name="P13"/>
      <text:p text:style-name="P12">Imports</text:p>
      <text:p text:style-name="P12"/>
      <text:p text:style-name="P13">“Using” statements in C#. Must be at the namespace level. Each import statement can list multiple names to import:</text:p>
      <text:p text:style-name="P13"/>
      <text:p text:style-name="P13"><text:span text:style-name="T1">namespace</text:span><text:span text:style-name="T2"> foo:</text:span></text:p>
      <text:p text:style-name="Standard"><text:span text:style-name="T2"><text:tab/></text:span><text:span text:style-name="T1">import</text:span><text:span text:style-name="T2"> System</text:span></text:p>
      <text:p text:style-name="Standard"><text:span text:style-name="T2"><text:tab/></text:span><text:span text:style-name="T1">import</text:span><text:span text:style-name="T2"> System.CodeDom, System.Net</text:span></text:p>
      <text:p text:style-name="Standard"><text:span text:style-name="T2"><text:tab/></text:span><text:span text:style-name="T1">import</text:span><text:span text:style-name="T2"> System.Windows.Forms,</text:span></text:p>
      <text:p text:style-name="Standard"><text:span text:style-name="T2"><text:tab/><text:tab/>System.Drawing,</text:span></text:p>
      <text:p text:style-name="Standard"><text:span text:style-name="T2"><text:tab/><text:tab/>System.IO</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
      <text:p text:style-name="P8"><text:soft-page-break/>Modules</text:p>
      <text:p text:style-name="P8"/>
      <text:p text:style-name="P6">Container for classless functions and variables. One module can be spread across multiple source files. From the perspective of the Pie language, modules are essentially namespaces that have some class-like features in order for them to be accessible from other .NET languages. However, while their declarations are similar to those of classes, they can not be instantiated.</text:p>
      <text:p text:style-name="P6"/>
      <text:p text:style-name="P6">Modules are declared as:</text:p>
      <text:p text:style-name="P6"/>
      <text:p text:style-name="P3">&lt;modifiers&gt;<text:span text:style-name="T4">module</text:span>&lt;<text:span text:style-name="T4">module</text:span> name&gt;{generic type names}</text:p>
      <text:p text:style-name="P3"/>
      <text:p text:style-name="P6">Modules can have either public or internal as their modifier.</text:p>
      <text:p text:style-name="P6"/>
      <text:p text:style-name="P6">A simple module declaration:</text:p>
      <text:p text:style-name="P6"/>
      <text:p text:style-name="P6"><text:span text:style-name="T1">module</text:span><text:span text:style-name="T2"> Functions:</text:span></text:p>
      <text:p text:style-name="P6"/>
      <text:p text:style-name="P6">A module declaration with modifiers:</text:p>
      <text:p text:style-name="P6"/>
      <text:p text:style-name="P6"><text:span text:style-name="T1">internal</text:span><text:span text:style-name="T2"> </text:span><text:span text:style-name="T1">module</text:span><text:span text:style-name="T2"> Functions:</text:span></text:p>
      <text:p text:style-name="P6"/>
      <text:p text:style-name="P6">A module declaration with generic type names:</text:p>
      <text:p text:style-name="P6"/>
      <text:p text:style-name="P6"><text:span text:style-name="T1">internal</text:span><text:span text:style-name="T2"> </text:span><text:span text:style-name="T1">module</text:span><text:span text:style-name="T2"> Functions{T,K}:</text:span></text:p>
      <text:p text:style-name="P6"/>
      <text:p text:style-name="P6">Module methods and properties default to public, while module variables default to private. All members of a module receive the “shared” (static) modifier.</text:p>
      <text:p text:style-name="P3"/>
      <text:p text:style-name="P3"/>
      <text:p text:style-name="P3"/>
      <text:p text:style-name="P2"/>
      <text:p text:style-name="P1">Types</text:p>
      <text:p text:style-name="P1"/>
      <text:p text:style-name="P2">Types can be classes, structs, interfaces, enums, <text:span text:style-name="T6">or delegates</text:span>.</text:p>
      <text:p text:style-name="P2"/>
      <text:p text:style-name="P2">All types can have one of two access modifiers: public or internal. All types default to public.</text:p>
      <text:p text:style-name="P2"/>
      <text:p text:style-name="P2"/>
      <text:p text:style-name="P2"/>
      <text:p text:style-name="P1">Classes</text:p>
      <text:p text:style-name="P2"/>
      <text:p text:style-name="P2">Classes can also be declared as final (sealed in c#), partial, or abstract.</text:p>
      <text:p text:style-name="P2"/>
      <text:p text:style-name="P2">Methods and properties default to public, variables default to private.</text:p>
      <text:p text:style-name="P2"/>
      <text:p text:style-name="P2">Classes are declared as:</text:p>
      <text:p text:style-name="P2"/>
      <text:p text:style-name="P2">&lt;modifiers&gt;class&lt;class name&gt;{generic type names}(base types):</text:p>
      <text:p text:style-name="P2"/>
      <text:p text:style-name="P2"><text:soft-page-break/>The simplest class declaration:</text:p>
      <text:p text:style-name="P2"/>
      <text:p text:style-name="P4"><text:span text:style-name="T1">class</text:span><text:span text:style-name="T2"> foo:</text:span></text:p>
      <text:p text:style-name="P2"/>
      <text:p text:style-name="P2">With modifiers:</text:p>
      <text:p text:style-name="P2"/>
      <text:p text:style-name="P4"><text:span text:style-name="T1">public</text:span><text:span text:style-name="T2"> </text:span><text:span text:style-name="T1">partial</text:span><text:span text:style-name="T2"> </text:span><text:span text:style-name="T1">class</text:span><text:span text:style-name="T2"> foo:</text:span></text:p>
      <text:p text:style-name="P2"><text:tab/></text:p>
      <text:p text:style-name="P2">With one or more base types:</text:p>
      <text:p text:style-name="P2"/>
      <text:p text:style-name="P4"><text:span text:style-name="T1">class</text:span><text:span text:style-name="T2"> foo(bar, cow):</text:span></text:p>
      <text:p text:style-name="P2"/>
      <text:p text:style-name="P2">With one or more generic type names:</text:p>
      <text:p text:style-name="P2"/>
      <text:p text:style-name="P4"><text:span text:style-name="T1">class</text:span><text:span text:style-name="T2"> foo{T, K}:</text:span></text:p>
      <text:p text:style-name="P2"/>
      <text:p text:style-name="P2">With both generic type names and base types:</text:p>
      <text:p text:style-name="P2"/>
      <text:p text:style-name="P4"><text:span text:style-name="T1">class</text:span><text:span text:style-name="T2"> foo{T, K}</text:span></text:p>
      <text:p text:style-name="Standard"><text:span text:style-name="T2"><text:tab/>(bar, cow):</text:span></text:p>
      <text:p text:style-name="P2"/>
      <text:p text:style-name="P1">Structs</text:p>
      <text:p text:style-name="P2"/>
      <text:p text:style-name="P2"/>
      <text:p text:style-name="P2">All members default to public.</text:p>
      <text:p text:style-name="P2"/>
      <text:p text:style-name="P2">Structs are declared as:</text:p>
      <text:p text:style-name="P2"/>
      <text:p text:style-name="P2">&lt;modifiers&gt;struct&lt;<text:span text:style-name="T4">struct</text:span> name&gt;{generic type names}(interface types):</text:p>
      <text:p text:style-name="P2"/>
      <text:p text:style-name="P2">In .NET, structs can only inherit interfaces.</text:p>
      <text:p text:style-name="P2"/>
      <text:p text:style-name="P2"><text:span text:style-name="T1">struct</text:span><text:span text:style-name="T2"> foo{T, K}</text:span></text:p>
      <text:p text:style-name="Standard"><text:span text:style-name="T2"><text:tab/>(IDisposable):</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oft-page-break/>Enums</text:p>
      <text:p text:style-name="P1"/>
      <text:p text:style-name="P3">Simply a list of constants, <text:span text:style-name="T4">declared as:</text:span></text:p>
      <text:p text:style-name="P3"/>
      <text:p text:style-name="P6">&lt;modifiers&gt;enum&lt;enum name&gt;:</text:p>
      <text:p text:style-name="P3"/>
      <text:p text:style-name="P3">If <text:span text:style-name="T4">constants</text:span> are not assigned values, they start from zero and increment with each subsequent constant. <text:span text:style-name="T3">For example, in the following example Sally will equal 0, Bill will equal 1, Bob will equal 2, and Joe will equal 3.</text:span></text:p>
      <text:p text:style-name="P2"/>
      <text:p text:style-name="P2"><text:span text:style-name="T1">enum</text:span><text:span text:style-name="T2"> People:</text:span></text:p>
      <text:p text:style-name="Standard"><text:span text:style-name="T2"><text:tab/>Sally</text:span></text:p>
      <text:p text:style-name="Standard"><text:span text:style-name="T2"><text:tab/>Bill</text:span></text:p>
      <text:p text:style-name="Standard"><text:span text:style-name="T2"><text:tab/>Bob</text:span></text:p>
      <text:p text:style-name="Standard"><text:span text:style-name="T2"><text:tab/>Joe</text:span></text:p>
      <text:p text:style-name="P2"/>
      <text:p text:style-name="P5">Assigning a value to any of the constants will cause all following constants to increment from that one. For example, in the following example Sally equals 0, Bill equals 33, Bob equals 34, and Joe equals 35.</text:p>
      <text:p text:style-name="P2"/>
      <text:p text:style-name="P2"><text:span text:style-name="T1">enum</text:span><text:span text:style-name="T2"> People:</text:span></text:p>
      <text:p text:style-name="Standard"><text:span text:style-name="T2"><text:tab/>Sally</text:span></text:p>
      <text:p text:style-name="Standard"><text:span text:style-name="T2"><text:tab/>Bill = 33</text:span></text:p>
      <text:p text:style-name="Standard"><text:span text:style-name="T2"><text:tab/>Bob</text:span></text:p>
      <text:p text:style-name="Standard"><text:span text:style-name="T2"><text:tab/>Joe</text:span></text:p>
      <text:p text:style-name="P2"/>
      <text:p text:style-name="P2"/>
      <text:p text:style-name="P12">Delegates</text:p>
      <text:p text:style-name="P12"/>
      <text:p text:style-name="P13">Declared as:</text:p>
      <text:p text:style-name="P13"/>
      <text:p text:style-name="P13">&lt;modifier&gt;delegate&lt;return type name&gt;&lt;delegate name&gt;(parameter list)</text:p>
      <text:p text:style-name="P13"/>
      <text:p text:style-name="P13">Modifier can be public or internal.</text:p>
      <text:p text:style-name="P13"/>
      <text:p text:style-name="P13">For example:</text:p>
      <text:p text:style-name="P13"/>
      <text:p text:style-name="P13"><text:span text:style-name="T1">delegate</text:span><text:span text:style-name="T2"> void foo(int i)</text:span></text:p>
      <text:p text:style-name="P1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text:soft-page-break/>Member Variables</text:p>
      <text:p text:style-name="P8"/>
      <text:p text:style-name="P6">Declared as:</text:p>
      <text:p text:style-name="P6"/>
      <text:p text:style-name="P6">&lt;modifier&gt;&lt;type name&gt;{generic type names}&lt;variable name&gt;</text:p>
      <text:p text:style-name="P6"/>
      <text:p text:style-name="P6">Modifiers can be public, protected, private, internal, shared, or final.</text:p>
      <text:p text:style-name="P6"/>
      <text:p text:style-name="P6">For example:</text:p>
      <text:p text:style-name="P6"/>
      <text:p text:style-name="P6"><text:span text:style-name="T1">module</text:span><text:span text:style-name="T2"> Variables:</text:span></text:p>
      <text:p text:style-name="Standard"><text:span text:style-name="T2"><text:tab/>int foo</text:span></text:p>
      <text:p text:style-name="Standard"><text:span text:style-name="T2"><text:tab/></text:span><text:span text:style-name="T1">internal</text:span><text:span text:style-name="T2"> float bar</text:span></text:p>
      <text:p text:style-name="Standard"><text:span text:style-name="T2"><text:tab/></text:span><text:span text:style-name="T1">private</text:span><text:span text:style-name="T2"> List{String} strings</text:span></text:p>
      <text:p text:style-name="P6"/>
      <text:p text:style-name="P6"/>
      <text:p text:style-name="P9">Member Methods</text:p>
      <text:p text:style-name="P9"/>
      <text:p text:style-name="P10">Declared as:</text:p>
      <text:p text:style-name="P10"/>
      <text:p text:style-name="P10">&lt;modifier&gt;&lt;return type name&gt;&lt;method name&gt;{generic type names}(parameter list):</text:p>
      <text:p text:style-name="P10"/>
      <text:p text:style-name="P7">Modifiers can be public, protected, private, internal, <text:span text:style-name="T5">or </text:span>shared.</text:p>
      <text:p text:style-name="P7"/>
      <text:p text:style-name="P10">For example:</text:p>
      <text:p text:style-name="P10"/>
      <text:p text:style-name="P10"><text:span text:style-name="T1">module</text:span><text:span text:style-name="T2"> Variables:</text:span></text:p>
      <text:p text:style-name="Standard"><text:span text:style-name="T2"><text:tab/>void foo(int a):</text:span></text:p>
      <text:p text:style-name="Standard"><text:span text:style-name="T2"><text:tab/></text:span><text:span text:style-name="T1">internal</text:span><text:span text:style-name="T2"> int pi():</text:span></text:p>
      <text:p text:style-name="Standard"><text:span text:style-name="T2"><text:tab/></text:span><text:span text:style-name="T1">private</text:span><text:span text:style-name="T2"> int bar{T}(T i):</text:span></text:p>
      <text:p text:style-name="P10"/>
      <text:p text:style-name="P10"/>
      <text:p text:style-name="P9">Properties</text:p>
      <text:p text:style-name="P9"/>
      <text:p text:style-name="P10">Declared as:</text:p>
      <text:p text:style-name="P10"/>
      <text:p text:style-name="P10">&lt;modifier&gt;&lt;type name&gt;&lt;property name&gt;:</text:p>
      <text:p text:style-name="P10"><text:tab/>get:</text:p>
      <text:p text:style-name="P10"><text:tab/>set:</text:p>
      <text:p text:style-name="P10"/>
      <text:p text:style-name="P7">Modifiers can be public, protected, private, internal, <text:span text:style-name="T5">or </text:span>shared.</text:p>
      <text:p text:style-name="P7"/>
      <text:p text:style-name="P10">For example:</text:p>
      <text:p text:style-name="P10"/>
      <text:p text:style-name="P10"><text:span text:style-name="T1">module</text:span><text:span text:style-name="T2"> Variables:</text:span></text:p>
      <text:p text:style-name="Standard"><text:span text:style-name="T2"><text:tab/>int a</text:span></text:p>
      <text:p text:style-name="P11"/>
      <text:p text:style-name="Standard"><text:span text:style-name="T2"><text:tab/>int A:</text:span></text:p>
      <text:p text:style-name="Standard"><text:span text:style-name="T2"><text:tab/><text:tab/></text:span><text:span text:style-name="T1">get</text:span><text:span text:style-name="T2">:</text:span></text:p>
      <text:p text:style-name="Standard"><text:span text:style-name="T2"><text:tab/><text:tab/><text:tab/></text:span><text:span text:style-name="T1">return</text:span><text:span text:style-name="T2"> a</text:span></text:p>
      <text:p text:style-name="Standard"><text:span text:style-name="T2"><text:tab/><text:tab/></text:span><text:span text:style-name="T1">set</text:span><text:span text:style-name="T2">:</text:span></text:p>
      <text:p text:style-name="Standard"><text:span text:style-name="T2"><text:tab/><text:tab/><text:tab/>a = </text:span><text:span text:style-name="T1">value</text:span></text:p>
      <text:p text:style-name="P12"><text:soft-page-break/>Explicit Variable Declaration</text:p>
      <text:p text:style-name="P12"/>
      <text:p text:style-name="P13"><text:span text:style-name="T1">module</text:span><text:span text:style-name="T2"> foo:</text:span></text:p>
      <text:p text:style-name="Standard"><text:span text:style-name="T2"><text:tab/>void bar():</text:span></text:p>
      <text:p text:style-name="Standard"><text:span text:style-name="T2"><text:tab/><text:tab/>int i</text:span></text:p>
      <text:p text:style-name="P13"/>
      <text:p text:style-name="P13"/>
      <text:p text:style-name="P12">Implicit Variable Declaration</text:p>
      <text:p text:style-name="P12"/>
      <text:p text:style-name="P13"><text:span text:style-name="T1">module</text:span><text:span text:style-name="T2"> foo:</text:span></text:p>
      <text:p text:style-name="Standard"><text:span text:style-name="T2"><text:tab/>void bar():</text:span></text:p>
      <text:p text:style-name="Standard"><text:span text:style-name="T2"><text:tab/><text:tab/></text:span><text:span text:style-name="T1">var</text:span><text:span text:style-name="T2"> i = 0</text:span></text:p>
      <text:p text:style-name="P13"/>
      <text:p text:style-name="P13">I decided to use the “var” keyword from C# and other languages rather than Python's “i = 0” method of implicit variable declaration. Python's method makes sense in a dynamically typed language where a variable can be reassigned a new type at any time. In a statically typed language the point of type assignment needs to be clearer.</text:p>
      <text:p text:style-name="P13"/>
      <text:p text:style-name="P13"/>
      <text:p text:style-name="P12">Method Invocation</text:p>
      <text:p text:style-name="P12"/>
      <text:p text:style-name="P13">&lt;method name&gt;{generic type names}(parameter list)</text:p>
      <text:p text:style-name="P13"/>
      <text:p text:style-name="P13">For example:</text:p>
      <text:p text:style-name="P13"/>
      <text:p text:style-name="P13"><text:span text:style-name="T1">module</text:span><text:span text:style-name="T2"> foo:</text:span></text:p>
      <text:p text:style-name="Standard"><text:span text:style-name="T2"><text:tab/>void bar(int i):</text:span></text:p>
      <text:p text:style-name="Standard"><text:span text:style-name="T2"><text:tab/><text:tab/>DoStuff(i)</text:span></text:p>
      <text:p text:style-name="P11"/>
      <text:p text:style-name="Standard"><text:span text:style-name="T1">module</text:span><text:span text:style-name="T2"> foo:</text:span></text:p>
      <text:p text:style-name="Standard"><text:span text:style-name="T2"><text:tab/>void bar():</text:span></text:p>
      <text:p text:style-name="Standard"><text:span text:style-name="T2"><text:tab/><text:tab/>DoStuffGeneric{String}()</text:span></text:p>
      <text:p text:style-name="P13"/>
      <text:p text:style-name="P13"/>
      <text:p text:style-name="P14">Indexers</text:p>
      <text:p text:style-name="P14"/>
      <text:p text:style-name="P15">As in C#:</text:p>
      <text:p text:style-name="P15"/>
      <text:p text:style-name="P15"><text:span text:style-name="T1">module</text:span><text:span text:style-name="T2"> foo:</text:span></text:p>
      <text:p text:style-name="Standard"><text:span text:style-name="T2"><text:tab/>void bar(int i):</text:span></text:p>
      <text:p text:style-name="Standard"><text:span text:style-name="T2"><text:tab/><text:tab/></text:span><text:span text:style-name="T1">var</text:span><text:span text:style-name="T2"> list = </text:span><text:span text:style-name="T1">new</text:span><text:span text:style-name="T2"> List&lt;String&gt;()</text:span></text:p>
      <text:p text:style-name="Standard"><text:span text:style-name="T2"><text:tab/><text:tab/>list.Add(</text:span><text:span text:style-name="T7">"test"</text:span><text:span text:style-name="T2">)</text:span></text:p>
      <text:p text:style-name="Standard"><text:span text:style-name="T2"><text:tab/><text:tab/>Console.WriteLine(list[0])</text:span></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4T00:58:31.309000000</meta:creation-date>
    <dc:date>2015-06-24T01:51:55.694000000</dc:date>
    <meta:editing-duration>PT38M13S</meta:editing-duration>
    <meta:editing-cycles>5</meta:editing-cycles>
    <meta:generator>LibreOffice/4.4.2.2$Windows_x86 LibreOffice_project/c4c7d32d0d49397cad38d62472b0bc8acff48dd6</meta:generator>
    <meta:document-statistic meta:table-count="0" meta:image-count="0" meta:object-count="0" meta:page-count="6" meta:paragraph-count="137" meta:word-count="676" meta:character-count="4538" meta:non-whitespace-character-count="3940"/>
  </office:meta>
</office:document-meta>
</file>